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17cm"/>
    </style:style>
    <style:style style:name="Tabla1.B" style:family="table-column">
      <style:table-column-properties style:column-width="5.068cm"/>
    </style:style>
    <style:style style:name="Tabla1.C" style:family="table-column">
      <style:table-column-properties style:column-width="4.583cm"/>
    </style:style>
    <style:style style:name="Tabla1.D" style:family="table-column">
      <style:table-column-properties style:column-width="4.43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036cm"/>
    </style:style>
    <style:style style:name="Tabla2.B" style:family="table-column">
      <style:table-column-properties style:column-width="10.322cm"/>
    </style:style>
    <style:style style:name="Tabla2.C" style:family="table-column">
      <style:table-column-properties style:column-width="4.64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789cm"/>
    </style:style>
    <style:style style:name="Tabla3.B" style:family="table-column">
      <style:table-column-properties style:column-width="3.029cm"/>
    </style:style>
    <style:style style:name="Tabla3.C" style:family="table-column">
      <style:table-column-properties style:column-width="6.498cm"/>
    </style:style>
    <style:style style:name="Tabla3.D" style:family="table-column">
      <style:table-column-properties style:column-width="5.685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Heading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1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1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orphans="1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orphans="1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orphans="1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orphans="1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orphans="1" fo:text-indent="0cm" style:auto-text-indent="false"/>
    </style:style>
    <style:style style:name="P20" style:family="paragraph" style:parent-style-name="Text_20_body" style:list-style-name="L10">
      <style:paragraph-properties fo:margin-left="0cm" fo:margin-right="0cm" fo:margin-top="0cm" fo:margin-bottom="0cm" style:contextual-spacing="false" fo:orphans="1" fo:text-indent="0cm" style:auto-text-indent="false"/>
    </style:style>
    <style:style style:name="P21" style:family="paragraph" style:parent-style-name="Text_20_body" style:list-style-name="L11">
      <style:paragraph-properties fo:margin-left="0cm" fo:margin-right="0cm" fo:margin-top="0cm" fo:margin-bottom="0cm" style:contextual-spacing="false" fo:orphans="1" fo:text-indent="0cm" style:auto-text-indent="false"/>
    </style:style>
    <style:style style:name="P22" style:family="paragraph" style:parent-style-name="Text_20_body" style:list-style-name="L12">
      <style:paragraph-properties fo:margin-left="0cm" fo:margin-right="0cm" fo:margin-top="0cm" fo:margin-bottom="0cm" style:contextual-spacing="false" fo:orphans="1" fo:text-indent="0cm" style:auto-text-indent="false"/>
    </style:style>
    <style:style style:name="P23" style:family="paragraph" style:parent-style-name="Text_20_body" style:list-style-name="L13">
      <style:paragraph-properties fo:margin-left="0cm" fo:margin-right="0cm" fo:margin-top="0cm" fo:margin-bottom="0cm" style:contextual-spacing="false" fo:orphans="1" fo:text-indent="0cm" style:auto-text-indent="false"/>
    </style:style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7">
      <style:paragraph-properties fo:margin-left="0cm" fo:margin-right="0cm" fo:text-indent="0cm" style:auto-text-indent="false"/>
    </style:style>
    <style:style style:name="P33" style:family="paragraph" style:parent-style-name="Text_20_body" style:list-style-name="L8">
      <style:paragraph-properties fo:margin-top="0cm" fo:margin-bottom="0cm" style:contextual-spacing="false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7" style:family="paragraph" style:parent-style-name="Text_20_body" style:list-style-name="L10">
      <style:paragraph-properties fo:margin-top="0cm" fo:margin-bottom="0cm" style:contextual-spacing="false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1">
      <style:paragraph-properties fo:margin-top="0cm" fo:margin-bottom="0cm" style:contextual-spacing="false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12">
      <style:paragraph-properties fo:margin-top="0cm" fo:margin-bottom="0cm" style:contextual-spacing="false"/>
    </style:style>
    <style:style style:name="P4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3">
      <style:paragraph-properties fo:margin-top="0cm" fo:margin-bottom="0cm" style:contextual-spacing="false"/>
    </style:style>
    <style:style style:name="P45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fo:background-color="transparent"/>
    </style:style>
    <style:style style:name="P48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49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50" style:family="paragraph" style:parent-style-name="Text_20_body" style:master-page-name="">
      <loext:graphic-properties draw:fill="none"/>
      <style:paragraph-properties fo:margin-left="1.3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51" style:family="paragraph" style:parent-style-name="Text_20_body" style:master-page-name="">
      <loext:graphic-properties draw:fill="none"/>
      <style:paragraph-properties fo:margin-left="1.199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P52" style:family="paragraph" style:parent-style-name="Text_20_body" style:master-page-name="">
      <loext:graphic-properties draw:fill="none"/>
      <style:paragraph-properties fo:margin-left="1.199cm" fo:margin-right="0cm" fo:margin-top="0cm" fo:margin-bottom="0cm" style:contextual-spacing="false" fo:line-height="115%" fo:text-indent="0cm" style:auto-text-indent="false" style:page-number="auto" fo:background-color="transparent"/>
    </style:style>
    <style:style style:name="T1" style:family="text">
      <style:text-properties fo:color="#e06c75" loext:opacity="100%"/>
    </style:style>
    <style:style style:name="T2" style:family="text">
      <style:text-properties fo:color="#d19a66" loext:opacity="100%"/>
    </style:style>
    <style:style style:name="T3" style:family="text">
      <style:text-properties fo:color="#56b6c2" loext:opacity="100%"/>
    </style:style>
    <style:style style:name="T4" style:family="text">
      <style:text-properties fo:color="#e6c07b" loext:opacity="100%"/>
    </style:style>
    <style:style style:name="T5" style:family="text">
      <style:text-properties officeooo:rsid="0008a70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59" text:anchor-type="page" text:anchor-page-number="1" svg:x="0cm" svg:y="0cm" svg:width="17cm" style:rel-width="100%" draw:z-index="58">
        <draw:text-box fo:min-height="0.041cm">
          <text:p text:style-name="P6"/>
        </draw:text-box>
      </draw:frame>
      <draw:frame draw:style-name="fr1" draw:name="Marco58" text:anchor-type="page" text:anchor-page-number="1" svg:x="0cm" svg:y="0cm" svg:width="17cm" style:rel-width="100%" draw:z-index="57">
        <draw:text-box fo:min-height="0.041cm">
          <text:p text:style-name="P6">sudo mount -t cifs //10.1.1.10/share /mnt/share -o credentials=/etc/samba/credentials</text:p>
        </draw:text-box>
      </draw:frame>
      <draw:frame draw:style-name="fr1" draw:name="Marco57" text:anchor-type="page" text:anchor-page-number="1" svg:x="0cm" svg:y="0cm" svg:width="17cm" style:rel-width="100%" draw:z-index="56">
        <draw:text-box fo:min-height="0.041cm">
          <text:p text:style-name="P6">sudo chmod 600 /etc/samba/credentials</text:p>
        </draw:text-box>
      </draw:frame>
      <draw:frame draw:style-name="fr1" draw:name="Marco56" text:anchor-type="page" text:anchor-page-number="1" svg:x="0cm" svg:y="0cm" svg:width="17cm" style:rel-width="100%" draw:z-index="55">
        <draw:text-box fo:min-height="0.041cm">
          <text:p text:style-name="P6"><text:span text:style-name="T2">password</text:span>=mananas</text:p>
        </draw:text-box>
      </draw:frame>
      <draw:frame draw:style-name="fr1" draw:name="Marco55" text:anchor-type="page" text:anchor-page-number="1" svg:x="0cm" svg:y="0cm" svg:width="17cm" style:rel-width="100%" draw:z-index="54">
        <draw:text-box fo:min-height="0.041cm">
          <text:p text:style-name="P6"><text:span text:style-name="T2">username</text:span>=mananas </text:p>
        </draw:text-box>
      </draw:frame>
      <draw:frame draw:style-name="fr1" draw:name="Marco54" text:anchor-type="page" text:anchor-page-number="1" svg:x="0cm" svg:y="0cm" svg:width="17cm" style:rel-width="100%" draw:z-index="53">
        <draw:text-box fo:min-height="0.041cm">
          <text:p text:style-name="P6">sudo nano /etc/samba/credentials</text:p>
        </draw:text-box>
      </draw:frame>
      <draw:frame draw:style-name="fr1" draw:name="Marco53" text:anchor-type="page" text:anchor-page-number="1" svg:x="0cm" svg:y="0cm" svg:width="17cm" style:rel-width="100%" draw:z-index="52">
        <draw:text-box fo:min-height="0.041cm">
          <text:p text:style-name="P6">ls /mnt/share</text:p>
        </draw:text-box>
      </draw:frame>
      <draw:frame draw:style-name="fr1" draw:name="Marco52" text:anchor-type="page" text:anchor-page-number="1" svg:x="0cm" svg:y="0cm" svg:width="17cm" style:rel-width="100%" draw:z-index="51">
        <draw:text-box fo:min-height="0.041cm">
          <text:p text:style-name="P6">sudo mount -t cifs //10.1.1.10/share /mnt/share -o username=mananas,password=mananas</text:p>
        </draw:text-box>
      </draw:frame>
      <draw:frame draw:style-name="fr1" draw:name="Marco51" text:anchor-type="page" text:anchor-page-number="1" svg:x="0cm" svg:y="0cm" svg:width="17cm" style:rel-width="100%" draw:z-index="50">
        <draw:text-box fo:min-height="0.041cm">
          <text:p text:style-name="P6">sudo mkdir /mnt/share </text:p>
        </draw:text-box>
      </draw:frame>
      <draw:frame draw:style-name="fr1" draw:name="Marco50" text:anchor-type="page" text:anchor-page-number="1" svg:x="0cm" svg:y="0cm" svg:width="17cm" style:rel-width="100%" draw:z-index="49">
        <draw:text-box fo:min-height="0.041cm">
          <text:p text:style-name="P6">smbclient //10.1.1.10/share -U mananas</text:p>
        </draw:text-box>
      </draw:frame>
      <draw:frame draw:style-name="fr1" draw:name="Marco49" text:anchor-type="page" text:anchor-page-number="1" svg:x="0cm" svg:y="0cm" svg:width="17cm" style:rel-width="100%" draw:z-index="48">
        <draw:text-box fo:min-height="0.041cm">
          <text:p text:style-name="P6">sudo apt install smbclient cifs-utils -y</text:p>
        </draw:text-box>
      </draw:frame>
      <draw:frame draw:style-name="fr1" draw:name="Marco48" text:anchor-type="page" text:anchor-page-number="1" svg:x="0cm" svg:y="0cm" svg:width="17cm" style:rel-width="100%" draw:z-index="47">
        <draw:text-box fo:min-height="0.041cm">
          <text:p text:style-name="P6">ls /mnt/data</text:p>
        </draw:text-box>
      </draw:frame>
      <draw:frame draw:style-name="fr1" draw:name="Marco47" text:anchor-type="page" text:anchor-page-number="1" svg:x="0cm" svg:y="0cm" svg:width="17cm" style:rel-width="100%" draw:z-index="46">
        <draw:text-box fo:min-height="0.041cm">
          <text:p text:style-name="P6">sudo mount -t cifs //10.1.1.10/data /mnt/data -o username=mananas,password=mananas</text:p>
        </draw:text-box>
      </draw:frame>
      <draw:frame draw:style-name="fr1" draw:name="Marco46" text:anchor-type="page" text:anchor-page-number="1" svg:x="0cm" svg:y="0cm" svg:width="17cm" style:rel-width="100%" draw:z-index="45">
        <draw:text-box fo:min-height="0.041cm">
          <text:p text:style-name="P6">sudo mkdir /mnt/data</text:p>
        </draw:text-box>
      </draw:frame>
      <draw:frame draw:style-name="fr1" draw:name="Marco45" text:anchor-type="page" text:anchor-page-number="1" svg:x="0cm" svg:y="0cm" svg:width="17cm" style:rel-width="100%" draw:z-index="44">
        <draw:text-box fo:min-height="0.041cm">
          <text:p text:style-name="P6">smbclient //10.1.1.10/rrhh -N</text:p>
        </draw:text-box>
      </draw:frame>
      <draw:frame draw:style-name="fr1" draw:name="Marco44" text:anchor-type="page" text:anchor-page-number="1" svg:x="0cm" svg:y="0cm" svg:width="17cm" style:rel-width="100%" draw:z-index="43">
        <draw:text-box fo:min-height="0.041cm">
          <text:p text:style-name="P6">smbclient //10.1.1.10/data -U mananas</text:p>
        </draw:text-box>
      </draw:frame>
      <draw:frame draw:style-name="fr1" draw:name="Marco43" text:anchor-type="page" text:anchor-page-number="1" svg:x="0cm" svg:y="0cm" svg:width="17cm" style:rel-width="100%" draw:z-index="42">
        <draw:text-box fo:min-height="0.041cm">
          <text:p text:style-name="P6">sudo dnf install samba-client -y</text:p>
        </draw:text-box>
      </draw:frame>
      <draw:frame draw:style-name="fr1" draw:name="Marco42" text:anchor-type="page" text:anchor-page-number="1" svg:x="0cm" svg:y="0cm" svg:width="17cm" style:rel-width="100%" draw:z-index="41">
        <draw:text-box fo:min-height="0.041cm">
          <text:p text:style-name="P6">ls /mnt/data</text:p>
        </draw:text-box>
      </draw:frame>
      <draw:frame draw:style-name="fr1" draw:name="Marco41" text:anchor-type="page" text:anchor-page-number="1" svg:x="0cm" svg:y="0cm" svg:width="17cm" style:rel-width="100%" draw:z-index="40">
        <draw:text-box fo:min-height="0.041cm">
          <text:p text:style-name="P6">sudo mount -t cifs //10.1.1.10/data /mnt/data -o username=mananas,password=mananas</text:p>
        </draw:text-box>
      </draw:frame>
      <draw:frame draw:style-name="fr1" draw:name="Marco40" text:anchor-type="page" text:anchor-page-number="1" svg:x="0cm" svg:y="0cm" svg:width="17cm" style:rel-width="100%" draw:z-index="39">
        <draw:text-box fo:min-height="0.041cm">
          <text:p text:style-name="P6">sudo mkdir /mnt/data</text:p>
        </draw:text-box>
      </draw:frame>
      <draw:frame draw:style-name="fr1" draw:name="Marco39" text:anchor-type="page" text:anchor-page-number="1" svg:x="0cm" svg:y="0cm" svg:width="17cm" style:rel-width="100%" draw:z-index="38">
        <draw:text-box fo:min-height="0.041cm">
          <text:p text:style-name="P6">smbclient //10.1.1.10/rrhh -N</text:p>
        </draw:text-box>
      </draw:frame>
      <draw:frame draw:style-name="fr1" draw:name="Marco38" text:anchor-type="page" text:anchor-page-number="1" svg:x="0cm" svg:y="0cm" svg:width="17cm" style:rel-width="100%" draw:z-index="37">
        <draw:text-box fo:min-height="0.041cm">
          <text:p text:style-name="P6">smbclient //10.1.1.10/data -U mananas</text:p>
        </draw:text-box>
      </draw:frame>
      <draw:frame draw:style-name="fr1" draw:name="Marco37" text:anchor-type="page" text:anchor-page-number="1" svg:x="0cm" svg:y="0cm" svg:width="17cm" style:rel-width="100%" draw:z-index="36">
        <draw:text-box fo:min-height="0.041cm">
          <text:p text:style-name="P6">sudo apt install smbclient -y</text:p>
        </draw:text-box>
      </draw:frame>
      <draw:frame draw:style-name="fr1" draw:name="Marco36" text:anchor-type="page" text:anchor-page-number="1" svg:x="0cm" svg:y="0cm" svg:width="17cm" style:rel-width="100%" draw:z-index="35">
        <draw:text-box fo:min-height="0.041cm">
          <text:p text:style-name="P6">sudo systemctl <text:span text:style-name="T4">enable</text:span> smbd nmbd</text:p>
        </draw:text-box>
      </draw:frame>
      <draw:frame draw:style-name="fr1" draw:name="Marco35" text:anchor-type="page" text:anchor-page-number="1" svg:x="0cm" svg:y="0cm" svg:width="17cm" style:rel-width="100%" draw:z-index="34">
        <draw:text-box fo:min-height="0.041cm">
          <text:p text:style-name="P6">sudo systemctl restart smbd nmbd</text:p>
        </draw:text-box>
      </draw:frame>
      <draw:frame draw:style-name="fr1" draw:name="Marco34" text:anchor-type="page" text:anchor-page-number="1" svg:x="0cm" svg:y="0cm" svg:width="17cm" style:rel-width="100%" draw:z-index="33">
        <draw:text-box fo:min-height="0.041cm">
          <text:p text:style-name="P6">testparm</text:p>
        </draw:text-box>
      </draw:frame>
      <draw:frame draw:style-name="fr1" draw:name="Marco33" text:anchor-type="page" text:anchor-page-number="1" svg:x="0cm" svg:y="0cm" svg:width="17cm" style:rel-width="100%" draw:z-index="32">
        <draw:text-box fo:min-height="0.041cm">
          <text:p text:style-name="P6">sudo chmod -R 755 /rrhh</text:p>
        </draw:text-box>
      </draw:frame>
      <draw:frame draw:style-name="fr1" draw:name="Marco32" text:anchor-type="page" text:anchor-page-number="1" svg:x="0cm" svg:y="0cm" svg:width="17cm" style:rel-width="100%" draw:z-index="31">
        <draw:text-box fo:min-height="0.041cm">
          <text:p text:style-name="P6">sudo mkdir -p /rrhh </text:p>
        </draw:text-box>
      </draw:frame>
      <draw:frame draw:style-name="fr1" draw:name="Marco31" text:anchor-type="page" text:anchor-page-number="1" svg:x="0cm" svg:y="0cm" svg:width="17cm" style:rel-width="100%" draw:z-index="30">
        <draw:text-box fo:min-height="0.041cm">
          <text:p text:style-name="P6">directory <text:span text:style-name="T2">mask</text:span> = <text:span text:style-name="T2">0755</text:span></text:p>
        </draw:text-box>
      </draw:frame>
      <draw:frame draw:style-name="fr1" draw:name="Marco30" text:anchor-type="page" text:anchor-page-number="1" svg:x="0cm" svg:y="0cm" svg:width="17cm" style:rel-width="100%" draw:z-index="29">
        <draw:text-box fo:min-height="0.041cm">
          <text:p text:style-name="P6">create <text:span text:style-name="T2">mask</text:span> = <text:span text:style-name="T2">0644</text:span> </text:p>
        </draw:text-box>
      </draw:frame>
      <draw:frame draw:style-name="fr1" draw:name="Marco29" text:anchor-type="page" text:anchor-page-number="1" svg:x="0cm" svg:y="0cm" svg:width="17cm" style:rel-width="100%" draw:z-index="28">
        <draw:text-box fo:min-height="0.041cm">
          <text:p text:style-name="P6"><text:span text:style-name="T2">browsable</text:span> = <text:span text:style-name="T3">yes</text:span> </text:p>
        </draw:text-box>
      </draw:frame>
      <draw:frame draw:style-name="fr1" draw:name="Marco28" text:anchor-type="page" text:anchor-page-number="1" svg:x="0cm" svg:y="0cm" svg:width="17cm" style:rel-width="100%" draw:z-index="27">
        <draw:text-box fo:min-height="0.041cm">
          <text:p text:style-name="P6">read <text:span text:style-name="T2">only</text:span> = <text:span text:style-name="T3">yes</text:span> </text:p>
        </draw:text-box>
      </draw:frame>
      <draw:frame draw:style-name="fr1" draw:name="Marco27" text:anchor-type="page" text:anchor-page-number="1" svg:x="0cm" svg:y="0cm" svg:width="17cm" style:rel-width="100%" draw:z-index="26">
        <draw:text-box fo:min-height="0.041cm">
          <text:p text:style-name="P6">guest <text:span text:style-name="T2">ok</text:span> = <text:span text:style-name="T3">yes</text:span> </text:p>
        </draw:text-box>
      </draw:frame>
      <draw:frame draw:style-name="fr1" draw:name="Marco26" text:anchor-type="page" text:anchor-page-number="1" svg:x="0cm" svg:y="0cm" svg:width="17cm" style:rel-width="100%" draw:z-index="25">
        <draw:text-box fo:min-height="0.041cm">
          <text:p text:style-name="P6"><text:span text:style-name="T2">path</text:span> = /rrhh </text:p>
        </draw:text-box>
      </draw:frame>
      <draw:frame draw:style-name="fr1" draw:name="Marco25" text:anchor-type="page" text:anchor-page-number="1" svg:x="0cm" svg:y="0cm" svg:width="17cm" style:rel-width="100%" draw:z-index="24">
        <draw:text-box fo:min-height="0.041cm">
          <text:p text:style-name="P6"><text:span text:style-name="T1">[rrhh]</text:span> </text:p>
        </draw:text-box>
      </draw:frame>
      <draw:frame draw:style-name="fr1" draw:name="Marco24" text:anchor-type="page" text:anchor-page-number="1" svg:x="0cm" svg:y="0cm" svg:width="17cm" style:rel-width="100%" draw:z-index="23">
        <draw:text-box fo:min-height="0.041cm">
          <text:p text:style-name="P6"/>
        </draw:text-box>
      </draw:frame>
      <draw:frame draw:style-name="fr1" draw:name="Marco23" text:anchor-type="page" text:anchor-page-number="1" svg:x="0cm" svg:y="0cm" svg:width="17cm" style:rel-width="100%" draw:z-index="22">
        <draw:text-box fo:min-height="0.041cm">
          <text:p text:style-name="P6">directory <text:span text:style-name="T2">mask</text:span> = <text:span text:style-name="T2">0770</text:span> </text:p>
        </draw:text-box>
      </draw:frame>
      <draw:frame draw:style-name="fr1" draw:name="Marco22" text:anchor-type="page" text:anchor-page-number="1" svg:x="0cm" svg:y="0cm" svg:width="17cm" style:rel-width="100%" draw:z-index="21">
        <draw:text-box fo:min-height="0.041cm">
          <text:p text:style-name="P6">create <text:span text:style-name="T2">mask</text:span> = <text:span text:style-name="T2">0660</text:span> </text:p>
        </draw:text-box>
      </draw:frame>
      <draw:frame draw:style-name="fr1" draw:name="Marco21" text:anchor-type="page" text:anchor-page-number="1" svg:x="0cm" svg:y="0cm" svg:width="17cm" style:rel-width="100%" draw:z-index="20">
        <draw:text-box fo:min-height="0.041cm">
          <text:p text:style-name="P6"><text:span text:style-name="T2">writable</text:span> = <text:span text:style-name="T3">yes</text:span> </text:p>
        </draw:text-box>
      </draw:frame>
      <draw:frame draw:style-name="fr1" draw:name="Marco20" text:anchor-type="page" text:anchor-page-number="1" svg:x="0cm" svg:y="0cm" svg:width="17cm" style:rel-width="100%" draw:z-index="19">
        <draw:text-box fo:min-height="0.041cm">
          <text:p text:style-name="P6"><text:span text:style-name="T2">browsable</text:span> = <text:span text:style-name="T3">yes</text:span> </text:p>
        </draw:text-box>
      </draw:frame>
      <draw:frame draw:style-name="fr1" draw:name="Marco19" text:anchor-type="page" text:anchor-page-number="1" svg:x="0cm" svg:y="0cm" svg:width="17cm" style:rel-width="100%" draw:z-index="18">
        <draw:text-box fo:min-height="0.041cm">
          <text:p text:style-name="P6">read <text:span text:style-name="T2">only</text:span> = <text:span text:style-name="T3">no</text:span> </text:p>
        </draw:text-box>
      </draw:frame>
      <draw:frame draw:style-name="fr1" draw:name="Marco18" text:anchor-type="page" text:anchor-page-number="1" svg:x="0cm" svg:y="0cm" svg:width="17cm" style:rel-width="100%" draw:z-index="17">
        <draw:text-box fo:min-height="0.041cm">
          <text:p text:style-name="P6">valid <text:span text:style-name="T2">users</text:span> = mananas </text:p>
        </draw:text-box>
      </draw:frame>
      <draw:frame draw:style-name="fr1" draw:name="Marco17" text:anchor-type="page" text:anchor-page-number="1" svg:x="0cm" svg:y="0cm" svg:width="17cm" style:rel-width="100%" draw:z-index="16">
        <draw:text-box fo:min-height="0.041cm">
          <text:p text:style-name="P6"><text:span text:style-name="T2">path</text:span> = /data </text:p>
        </draw:text-box>
      </draw:frame>
      <draw:frame draw:style-name="fr1" draw:name="Marco16" text:anchor-type="page" text:anchor-page-number="1" svg:x="0cm" svg:y="0cm" svg:width="17cm" style:rel-width="100%" draw:z-index="15">
        <draw:text-box fo:min-height="0.041cm">
          <text:p text:style-name="P6"><text:span text:style-name="T1">[data]</text:span> </text:p>
        </draw:text-box>
      </draw:frame>
      <draw:frame draw:style-name="fr1" draw:name="Marco15" text:anchor-type="page" text:anchor-page-number="1" svg:x="0cm" svg:y="0cm" svg:width="17cm" style:rel-width="100%" draw:z-index="14">
        <draw:text-box fo:min-height="0.041cm">
          <text:p text:style-name="P6">sudo nano /etc/samba/smb.conf</text:p>
        </draw:text-box>
      </draw:frame>
      <draw:frame draw:style-name="fr1" draw:name="Marco14" text:anchor-type="page" text:anchor-page-number="1" svg:x="0cm" svg:y="0cm" svg:width="17cm" style:rel-width="100%" draw:z-index="13">
        <draw:text-box fo:min-height="0.041cm">
          <text:p text:style-name="P6">sudo smbpasswd -a mananas</text:p>
        </draw:text-box>
      </draw:frame>
      <draw:frame draw:style-name="fr1" draw:name="Marco13" text:anchor-type="page" text:anchor-page-number="1" svg:x="0cm" svg:y="0cm" svg:width="17cm" style:rel-width="100%" draw:z-index="12">
        <draw:text-box fo:min-height="0.041cm">
          <text:p text:style-name="P6">sudo adduser --no-create-home mananas </text:p>
        </draw:text-box>
      </draw:frame>
      <draw:frame draw:style-name="fr1" draw:name="Marco12" text:anchor-type="page" text:anchor-page-number="1" svg:x="0cm" svg:y="0cm" svg:width="17cm" style:rel-width="100%" draw:z-index="11">
        <draw:text-box fo:min-height="0.041cm">
          <text:p text:style-name="P6">sudo chown :sambashare /data</text:p>
        </draw:text-box>
      </draw:frame>
      <draw:frame draw:style-name="fr1" draw:name="Marco11" text:anchor-type="page" text:anchor-page-number="1" svg:x="0cm" svg:y="0cm" svg:width="17cm" style:rel-width="100%" draw:z-index="10">
        <draw:text-box fo:min-height="0.041cm">
          <text:p text:style-name="P6">sudo chmod -R 770 /data </text:p>
        </draw:text-box>
      </draw:frame>
      <draw:frame draw:style-name="fr1" draw:name="Marco10" text:anchor-type="page" text:anchor-page-number="1" svg:x="0cm" svg:y="0cm" svg:width="17cm" style:rel-width="100%" draw:z-index="9">
        <draw:text-box fo:min-height="0.041cm">
          <text:p text:style-name="P6">sudo mkdir -p /data </text:p>
        </draw:text-box>
      </draw:frame>
      <draw:frame draw:style-name="fr1" draw:name="Marco9" text:anchor-type="page" text:anchor-page-number="1" svg:x="0cm" svg:y="0cm" svg:width="17cm" style:rel-width="100%" draw:z-index="8">
        <draw:text-box fo:min-height="0.041cm">
          <text:p text:style-name="P6">samba --version</text:p>
        </draw:text-box>
      </draw:frame>
      <draw:frame draw:style-name="fr1" draw:name="Marco8" text:anchor-type="page" text:anchor-page-number="1" svg:x="0cm" svg:y="0cm" svg:width="17cm" style:rel-width="100%" draw:z-index="7">
        <draw:text-box fo:min-height="0.041cm">
          <text:p text:style-name="P6">sudo dnf install samba samba-common -y</text:p>
        </draw:text-box>
      </draw:frame>
      <draw:frame draw:style-name="fr1" draw:name="Marco7" text:anchor-type="page" text:anchor-page-number="1" svg:x="0cm" svg:y="0cm" svg:width="17cm" style:rel-width="100%" draw:z-index="6">
        <draw:text-box fo:min-height="0.041cm">
          <text:p text:style-name="P6">sudo dnf update -y</text:p>
        </draw:text-box>
      </draw:frame>
      <draw:frame draw:style-name="fr1" draw:name="Marco6" text:anchor-type="page" text:anchor-page-number="1" svg:x="0cm" svg:y="0cm" svg:width="17cm" style:rel-width="100%" draw:z-index="5">
        <draw:text-box fo:min-height="0.041cm">
          <text:p text:style-name="P6">samba --version</text:p>
        </draw:text-box>
      </draw:frame>
      <draw:frame draw:style-name="fr1" draw:name="Marco5" text:anchor-type="page" text:anchor-page-number="1" svg:x="0cm" svg:y="0cm" svg:width="17cm" style:rel-width="100%" draw:z-index="4">
        <draw:text-box fo:min-height="0.041cm">
          <text:p text:style-name="P6">sudo apt install samba samba-common-bin -y</text:p>
        </draw:text-box>
      </draw:frame>
      <draw:frame draw:style-name="fr1" draw:name="Marco4" text:anchor-type="page" text:anchor-page-number="1" svg:x="0cm" svg:y="0cm" svg:width="17cm" style:rel-width="100%" draw:z-index="3">
        <draw:text-box fo:min-height="0.041cm">
          <text:p text:style-name="P6">sudo apt update &amp;&amp; sudo apt upgrade -y</text:p>
        </draw:text-box>
      </draw:frame>
      <draw:frame draw:style-name="fr1" draw:name="Marco3" text:anchor-type="page" text:anchor-page-number="1" svg:x="0cm" svg:y="0cm" svg:width="17cm" style:rel-width="100%" draw:z-index="2">
        <draw:text-box fo:min-height="0.041cm">
          <text:p text:style-name="P6">samba --version</text:p>
        </draw:text-box>
      </draw:frame>
      <draw:frame draw:style-name="fr1" draw:name="Marco2" text:anchor-type="page" text:anchor-page-number="1" svg:x="0cm" svg:y="0cm" svg:width="17cm" style:rel-width="100%" draw:z-index="1">
        <draw:text-box fo:min-height="0.041cm">
          <text:p text:style-name="P6">sudo apt install samba samba-common-bin -y</text:p>
        </draw:text-box>
      </draw:frame>
      <draw:frame draw:style-name="fr1" draw:name="Marco1" text:anchor-type="page" text:anchor-page-number="1" svg:x="0cm" svg:y="0cm" svg:width="17cm" style:rel-width="100%" draw:z-index="0">
        <draw:text-box fo:min-height="0.041cm">
          <text:p text:style-name="P6">sudo apt update &amp;&amp; sudo apt upgrade -y</text:p>
        </draw:text-box>
      </draw:frame>
      <text:h text:style-name="Heading_20_2" text:outline-level="2">¿Qué es SMB/CIFS?</text:h>
      <text:p text:style-name="P6"><text:span text:style-name="Strong_20_Emphasis">Server Message Block (SMB)</text:span> es un protocolo de red utilizado para compartir archivos, impresoras y otros recursos entre nodos en una red. Funciona en la capa de aplicación y se usa principalmente en entornos Windows, aunque también es compatible con Linux y otros sistemas tipo Unix a través de Samba. <text:span text:style-name="Strong_20_Emphasis">Common Internet File System (CIFS)</text:span> es una variante (o dialecto) de SMB, introducida por Microsoft en 1996 con Windows 95, que mejoró SMB con soporte para archivos más grandes, enlaces simbólicos y transporte directo sobre TCP/IP. Aunque CIFS y SMB a menudo se usan indistintamente, CIFS es esencialmente una versión antigua (SMB 1.0) con menos funciones y seguridad que las versiones modernas de SMB (2.0, 2.1, 3.0, 3.1.1).</text:p>
      <text:p text:style-name="P6">SMB/CIFS permite a los clientes acceder a recursos remotos como si fueran locales, facilitando el intercambio de archivos y la colaboración en entornos de red, como intranets corporativas o entornos educativos.</text:p>
      <text:h text:style-name="Heading_20_2" text:outline-level="2">Ventajas e Inconvenientes frente a Otros Protocolos</text:h>
      <text:h text:style-name="Heading_20_3" text:outline-level="3">Comparación con NFS y FTP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Aspecto</text:span></text:p>
            </table:table-cell>
            <table:table-cell table:style-name="Tabla1.A1" office:value-type="string">
              <text:p text:style-name="Table_20_Heading"><text:span text:style-name="Strong_20_Emphasis">SMB/CIFS</text:span></text:p>
            </table:table-cell>
            <table:table-cell table:style-name="Tabla1.A1" office:value-type="string">
              <text:p text:style-name="Table_20_Heading"><text:span text:style-name="Strong_20_Emphasis">NFS (Network File System)</text:span></text:p>
            </table:table-cell>
            <table:table-cell table:style-name="Tabla1.A1" office:value-type="string">
              <text:p text:style-name="P5"><text:span text:style-name="Strong_20_Emphasis">FTP (File Transfer Protocol)</text:span></text:p>
            </table:table-cell>
          </table:table-row>
        </table:table-header-rows>
        <table:table-row>
          <table:table-cell table:style-name="Tabla1.A1" office:value-type="string">
            <text:p text:style-name="P4"><text:span text:style-name="Strong_20_Emphasis">Ventajas</text:span></text:p>
          </table:table-cell>
          <table:table-cell table:style-name="Tabla1.A1" office:value-type="string">
            <text:p text:style-name="P4">- Integración nativa con Windows. - Soporte para autenticación y permisos avanzados. - Cifrado en SMB 3.x. - Soporte multiusuario con control de acceso.</text:p>
          </table:table-cell>
          <table:table-cell table:style-name="Tabla1.A1" office:value-type="string">
            <text:p text:style-name="P4">- Alto rendimiento en entornos Unix/Linux. - Simple para sistemas Unix. - Bajo consumo de recursos.</text:p>
          </table:table-cell>
          <table:table-cell table:style-name="Tabla1.A1" office:value-type="string">
            <text:p text:style-name="P4">- Ampliamente soportado. - Ideal para transferencias de archivos grandes. - Simple de configurar.</text:p>
          </table:table-cell>
        </table:table-row>
        <table:table-row>
          <table:table-cell table:style-name="Tabla1.A1" office:value-type="string">
            <text:p text:style-name="P4"><text:span text:style-name="Strong_20_Emphasis">Inconvenientes</text:span></text:p>
          </table:table-cell>
          <table:table-cell table:style-name="Tabla1.A1" office:value-type="string">
            <text:p text:style-name="P4">- Configuración más compleja en Linux. - Menor rendimiento en redes de alta latencia. - SMB 1.0 es inseguro.</text:p>
          </table:table-cell>
          <table:table-cell table:style-name="Tabla1.A1" office:value-type="string">
            <text:p text:style-name="P4">- Menor compatibilidad con Windows. - Seguridad depende de configuraciones externasvdash - Control de acceso limitado.</text:p>
          </table:table-cell>
          <table:table-cell table:style-name="Tabla1.A1" office:value-type="string">
            <text:p text:style-name="P4">- Sin soporte nativo para permisos. - No diseñado para acceso continuo. - Seguridad básica (a menos que se use SFTP).</text:p>
          </table:table-cell>
        </table:table-row>
        <table:table-row>
          <table:table-cell table:style-name="Tabla1.A1" office:value-type="string">
            <text:p text:style-name="P4"><text:span text:style-name="Strong_20_Emphasis">Uso Ideal</text:span></text:p>
          </table:table-cell>
          <table:table-cell table:style-name="Tabla1.A1" office:value-type="string">
            <text:p text:style-name="P4">Entornos mixtos (Windows/Linux), recursos compartidos seguros.</text:p>
          </table:table-cell>
          <table:table-cell table:style-name="Tabla1.A1" office:value-type="string">
            <text:p text:style-name="P4">Entornos Unix/Linux, alto rendimiento.</text:p>
          </table:table-cell>
          <table:table-cell table:style-name="Tabla1.A1" office:value-type="string">
            <text:p text:style-name="Table_20_Contents">Transferencias puntuales, acceso remoto.</text:p>
          </table:table-cell>
        </table:table-row>
      </table:table>
      <text:h text:style-name="Heading_20_3" text:outline-level="3">Ventajas Específicas de SMB/CIFS</text:h>
      <text:list text:style-name="L1">
        <text:list-item>
          <text:p text:style-name="P8"><text:span text:style-name="Strong_20_Emphasis">Compatibilidad con Windows</text:span>: Integración fluida con sistemas Windows. </text:p>
        </text:list-item>
        <text:list-item>
          <text:p text:style-name="P8"><text:span text:style-name="Strong_20_Emphasis">Seguridad Mejorada</text:span>: SMB 3.x ofrece cifrado de extremo a extremo y autenticación robusta. </text:p>
        </text:list-item>
        <text:list-item>
          <text:p text:style-name="P8"><text:span text:style-name="Strong_20_Emphasis">Control de Acceso</text:span>: Soporta permisos detallados y autenticación basada en usuarios. </text:p>
        </text:list-item>
        <text:list-item>
          <text:p text:style-name="P7"><text:span text:style-name="Strong_20_Emphasis">Versatilidad</text:span>: Soporta múltiples tipos de recursos (archivos, impresoras). </text:p>
        </text:list-item>
      </text:list>
      <text:h text:style-name="Heading_20_3" text:outline-level="3">Inconvenientes Específicos de SMB/CIFS</text:h>
      <text:list text:style-name="L2">
        <text:list-item>
          <text:p text:style-name="P10"><text:span text:style-name="Strong_20_Emphasis">Complejidad</text:span>: Configuración más complicada que NFS en Linux. </text:p>
        </text:list-item>
        <text:list-item>
          <text:p text:style-name="P10"><text:span text:style-name="Strong_20_Emphasis">Rendimiento</text:span>: Puede ser más lento en redes de alta latencia comparado con NFS. </text:p>
        </text:list-item>
        <text:list-item>
          <text:p text:style-name="P9"><text:soft-page-break/><text:span text:style-name="Strong_20_Emphasis">Vulnerabilidades Históricas</text:span>: SMB 1.0 tiene vulnerabilidades conocidas (por ejemplo, WannaCry explotó SMB 1.0). </text:p>
        </text:list-item>
      </text:list>
      <text:h text:style-name="Heading_20_2" text:outline-level="2">Niveles de Seguridad de SMB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Versión</text:span></text:p>
            </table:table-cell>
            <table:table-cell table:style-name="Tabla2.A1" office:value-type="string">
              <text:p text:style-name="Table_20_Heading"><text:span text:style-name="Strong_20_Emphasis">Características de Seguridad</text:span></text:p>
            </table:table-cell>
            <table:table-cell table:style-name="Tabla2.A1" office:value-type="string">
              <text:p text:style-name="P5"><text:span text:style-name="Strong_20_Emphasis">Recomendación</text:span></text:p>
            </table:table-cell>
          </table:table-row>
        </table:table-header-rows>
        <table:table-row>
          <table:table-cell table:style-name="Tabla2.A1" office:value-type="string">
            <text:p text:style-name="P4"><text:span text:style-name="Strong_20_Emphasis">SMB 1.0</text:span></text:p>
          </table:table-cell>
          <table:table-cell table:style-name="Tabla2.A1" office:value-type="string">
            <text:p text:style-name="P4">- Sin cifrado. - Autenticación débil (NTLM). - Vulnerable a ataques (por ejemplo, EternalBlue).</text:p>
          </table:table-cell>
          <table:table-cell table:style-name="Tabla2.A1" office:value-type="string">
            <text:p text:style-name="P4">No usar, obsoleto e inseguro.</text:p>
          </table:table-cell>
        </table:table-row>
        <table:table-row>
          <table:table-cell table:style-name="Tabla2.A1" office:value-type="string">
            <text:p text:style-name="P4"><text:span text:style-name="Strong_20_Emphasis">SMB 2.0/2.1</text:span></text:p>
          </table:table-cell>
          <table:table-cell table:style-name="Tabla2.A1" office:value-type="string">
            <text:p text:style-name="P4">- Mejoras en autenticación (NTLMv2). - Sin cifrado por defecto. - Mejor rendimiento.</text:p>
          </table:table-cell>
          <table:table-cell table:style-name="Tabla2.A1" office:value-type="string">
            <text:p text:style-name="P4">Usar solo si SMB 3 no es compatible.</text:p>
          </table:table-cell>
        </table:table-row>
        <table:table-row>
          <table:table-cell table:style-name="Tabla2.A1" office:value-type="string">
            <text:p text:style-name="P4"><text:span text:style-name="Strong_20_Emphasis">SMB 3.0/3.1.1</text:span></text:p>
          </table:table-cell>
          <table:table-cell table:style-name="Tabla2.A1" office:value-type="string">
            <text:p text:style-name="P4">- Cifrado AES-128/256. - Autenticación segura (Kerberos, NTLMv2). - Protección contra ataques MITM. - Firma de mensajes.</text:p>
          </table:table-cell>
          <table:table-cell table:style-name="Tabla2.A1" office:value-type="string">
            <text:p text:style-name="Table_20_Contents">Recomendado para entornos modernos.</text:p>
          </table:table-cell>
        </table:table-row>
      </table:table>
      <text:p text:style-name="P6"><text:span text:style-name="Strong_20_Emphasis">Recomendación</text:span>: Usar SMB 3.1.1 siempre que sea posible, deshabilitando SMB 1.0 en todos los sistemas para evitar riesgos de seguridad.</text:p>
      <text:h text:style-name="Heading_20_2" text:outline-level="2">Implementación en Linux</text:h>
      <text:p text:style-name="P6">En Linux, SMB/CIFS se implementa mediante <text:span text:style-name="Strong_20_Emphasis">Samba</text:span>, un software de código abierto que permite a los sistemas Linux actuar como servidores o clientes SMB. Samba es compatible con las versiones modernas de SMB (2.0, 3.0, 3.1.1) y permite integrarse con sistemas Windows y Unix.</text:p>
      <text:h text:style-name="Heading_20_3" text:outline-level="3">Instalación Paso a Paso de Samba</text:h>
      <text:h text:style-name="Heading_20_4" text:outline-level="4"><text:span text:style-name="Strong_20_Emphasis">Debian 12</text:span></text:h>
      <text:list text:style-name="L3">
        <text:list-item>
          <text:p text:style-name="P11">Actualizar el sistema: </text:p>
          <text:p text:style-name="P11">sudo apt update &amp;&amp; sudo apt upgrade -y</text:p>
        </text:list-item>
        <text:list-item>
          <text:p text:style-name="P12">Instalar Samba: </text:p>
          <text:p text:style-name="P11">sudo apt install samba samba-common-bin -y</text:p>
        </text:list-item>
        <text:list-item>
          <text:p text:style-name="P12">Verificar la instalación: </text:p>
          <text:p text:style-name="P11">samba --version</text:p>
        </text:list-item>
      </text:list>
      <text:h text:style-name="P3" text:outline-level="4"><text:span text:style-name="Strong_20_Emphasis">Ubuntu 24.04</text:span></text:h>
      <text:list text:style-name="L4">
        <text:list-item>
          <text:p text:style-name="P24">Actualizar el sistema: </text:p>
          <text:p text:style-name="P24">sudo apt update &amp;&amp; sudo apt upgrade -y</text:p>
        </text:list-item>
        <text:list-item>
          <text:p text:style-name="P25">Instalar Samba: </text:p>
          <text:p text:style-name="P24">sudo apt install samba samba-common-bin -y</text:p>
        </text:list-item>
        <text:list-item>
          <text:p text:style-name="P25">Verificar la instalación: </text:p>
          <text:p text:style-name="P24">samba --version</text:p>
        </text:list-item>
      </text:list>
      <text:h text:style-name="P3" text:outline-level="4"><text:span text:style-name="Strong_20_Emphasis">Rocky Linux 9.5</text:span></text:h>
      <text:list text:style-name="L5">
        <text:list-item>
          <text:p text:style-name="P26">Actualizar el sistema: </text:p>
          <text:p text:style-name="P26">sudo dnf update -y</text:p>
        </text:list-item>
        <text:list-item>
          <text:p text:style-name="P27">Instalar Samba: </text:p>
          <text:p text:style-name="P26">sudo dnf install samba samba-common -y</text:p>
        </text:list-item>
        <text:list-item>
          <text:p text:style-name="P27">Verificar la instalación: </text:p>
          <text:p text:style-name="P26">samba --version</text:p>
        </text:list-item>
      </text:list>
      <text:h text:style-name="P1" text:outline-level="2"><text:soft-page-break/>Tabla de Comandos de Servidor y Cliente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Table_20_Heading"><text:span text:style-name="Strong_20_Emphasis">Tipo</text:span></text:p>
            </table:table-cell>
            <table:table-cell table:style-name="Tabla3.A1" office:value-type="string">
              <text:p text:style-name="Table_20_Heading"><text:span text:style-name="Strong_20_Emphasis">Comando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P5"><text:span text:style-name="Strong_20_Emphasis">Ejemplo</text:span></text:p>
            </table:table-cell>
          </table:table-row>
        </table:table-header-rows>
        <table:table-row>
          <table:table-cell table:style-name="Tabla3.A1" office:value-type="string">
            <text:p text:style-name="P4"><text:span text:style-name="Strong_20_Emphasis">Servidor</text:span></text:p>
          </table:table-cell>
          <table:table-cell table:style-name="Tabla3.A1" office:value-type="string">
            <text:p text:style-name="P4">smbd</text:p>
          </table:table-cell>
          <table:table-cell table:style-name="Tabla3.A1" office:value-type="string">
            <text:p text:style-name="P4">Inicia el servicio Samba (demonio principal).</text:p>
          </table:table-cell>
          <table:table-cell table:style-name="Tabla3.A1" office:value-type="string">
            <text:p text:style-name="P4">sudo systemctl start smbd</text:p>
          </table:table-cell>
        </table:table-row>
        <table:table-row>
          <table:table-cell table:style-name="Tabla3.A1" office:value-type="string">
            <text:p text:style-name="P4"><text:span text:style-name="Strong_20_Emphasis">Servidor</text:span></text:p>
          </table:table-cell>
          <table:table-cell table:style-name="Tabla3.A1" office:value-type="string">
            <text:p text:style-name="P4">nmbd</text:p>
          </table:table-cell>
          <table:table-cell table:style-name="Tabla3.A1" office:value-type="string">
            <text:p text:style-name="P4">Proporciona servicios de nombres NetBIOS (descubrimiento de red).</text:p>
          </table:table-cell>
          <table:table-cell table:style-name="Tabla3.A1" office:value-type="string">
            <text:p text:style-name="P4">sudo systemctl start nmbd</text:p>
          </table:table-cell>
        </table:table-row>
        <table:table-row>
          <table:table-cell table:style-name="Tabla3.A1" office:value-type="string">
            <text:p text:style-name="P4"><text:span text:style-name="Strong_20_Emphasis">Servidor</text:span></text:p>
          </table:table-cell>
          <table:table-cell table:style-name="Tabla3.A1" office:value-type="string">
            <text:p text:style-name="P4">smbpasswd -a &lt;usuario&gt;</text:p>
          </table:table-cell>
          <table:table-cell table:style-name="Tabla3.A1" office:value-type="string">
            <text:p text:style-name="P4">Agrega o actualiza un usuario Samba.</text:p>
          </table:table-cell>
          <table:table-cell table:style-name="Tabla3.A1" office:value-type="string">
            <text:p text:style-name="P4">sudo smbpasswd -a usuario1</text:p>
          </table:table-cell>
        </table:table-row>
        <table:table-row>
          <table:table-cell table:style-name="Tabla3.A1" office:value-type="string">
            <text:p text:style-name="P4"><text:span text:style-name="Strong_20_Emphasis">Servidor</text:span></text:p>
          </table:table-cell>
          <table:table-cell table:style-name="Tabla3.A1" office:value-type="string">
            <text:p text:style-name="P4">testparm</text:p>
          </table:table-cell>
          <table:table-cell table:style-name="Tabla3.A1" office:value-type="string">
            <text:p text:style-name="P4">Verifica la sintaxis del archivo de configuración /etc/samba/smb.conf.</text:p>
          </table:table-cell>
          <table:table-cell table:style-name="Tabla3.A1" office:value-type="string">
            <text:p text:style-name="P4">testparm</text:p>
          </table:table-cell>
        </table:table-row>
        <table:table-row>
          <table:table-cell table:style-name="Tabla3.A1" office:value-type="string">
            <text:p text:style-name="P4"><text:span text:style-name="Strong_20_Emphasis">Cliente</text:span></text:p>
          </table:table-cell>
          <table:table-cell table:style-name="Tabla3.A1" office:value-type="string">
            <text:p text:style-name="P4">smbclient</text:p>
          </table:table-cell>
          <table:table-cell table:style-name="Tabla3.A1" office:value-type="string">
            <text:p text:style-name="P4">Accede a recursos SMB de forma interactiva o no interactiva.</text:p>
          </table:table-cell>
          <table:table-cell table:style-name="Tabla3.A1" office:value-type="string">
            <text:p text:style-name="P4">smbclient //10.1.1.10/share -U usuario1</text:p>
          </table:table-cell>
        </table:table-row>
        <table:table-row>
          <table:table-cell table:style-name="Tabla3.A1" office:value-type="string">
            <text:p text:style-name="P4"><text:span text:style-name="Strong_20_Emphasis">Cliente</text:span></text:p>
          </table:table-cell>
          <table:table-cell table:style-name="Tabla3.A1" office:value-type="string">
            <text:p text:style-name="P4">mount -t cifs</text:p>
          </table:table-cell>
          <table:table-cell table:style-name="Tabla3.A1" office:value-type="string">
            <text:p text:style-name="P4">Monta un recurso SMB en un directorio local.</text:p>
          </table:table-cell>
          <table:table-cell table:style-name="Tabla3.A1" office:value-type="string">
            <text:p text:style-name="P4">sudo mount -t cifs //10.1.1.10/share /mnt -o username=usuario1</text:p>
          </table:table-cell>
        </table:table-row>
        <table:table-row>
          <table:table-cell table:style-name="Tabla3.A1" office:value-type="string">
            <text:p text:style-name="P4"><text:span text:style-name="Strong_20_Emphasis">Cliente</text:span></text:p>
          </table:table-cell>
          <table:table-cell table:style-name="Tabla3.A1" office:value-type="string">
            <text:p text:style-name="P4">smbstatus</text:p>
          </table:table-cell>
          <table:table-cell table:style-name="Tabla3.A1" office:value-type="string">
            <text:p text:style-name="P4">Muestra las conexiones SMB activas.</text:p>
          </table:table-cell>
          <table:table-cell table:style-name="Tabla3.A1" office:value-type="string">
            <text:p text:style-name="Table_20_Contents">smbstatus</text:p>
          </table:table-cell>
        </table:table-row>
      </table:table>
      <text:h text:style-name="Heading_20_2" text:outline-level="2">Configuración de un Servidor Samba en Debian 12</text:h>
      <text:h text:style-name="Heading_20_3" text:outline-level="3">Configuración de Recursos Compartidos</text:h>
      <text:list text:style-name="L6">
        <text:list-item>
          <text:p text:style-name="P28"><text:span text:style-name="Strong_20_Emphasis">Crear el Directorio Compartido /data</text:span>: </text:p>
          <text:p text:style-name="P28">sudo mkdir -p /data</text:p>
        </text:list-item>
      </text:list>
      <text:p text:style-name="P46">sudo chmod -R 770 /data</text:p>
      <text:p text:style-name="P47">sudo chown :sambashare /data</text:p>
      <text:list text:continue-numbering="true" text:style-name="L6">
        <text:list-item>
          <text:p text:style-name="P29"><text:span text:style-name="Strong_20_Emphasis">Crear Usuarios Unix y Samba</text:span>: <text:span text:style-name="T5">(usuario curso debe existir)</text:span></text:p>
          <text:p text:style-name="P28">sudo adduser --no-create-home <text:span text:style-name="T5">curso</text:span></text:p>
        </text:list-item>
      </text:list>
      <text:p text:style-name="P46">sudo smbpasswd -a <text:span text:style-name="T5">curso</text:span></text:p>
      <text:list text:continue-numbering="true" text:style-name="L6">
        <text:list-header>
          <text:p text:style-name="P29">Ingresar la contraseña <text:span text:style-name="T5">qwerty</text:span> cuando se solicite. </text:p>
        </text:list-header>
        <text:list-item>
          <text:p text:style-name="P28"><text:span text:style-name="Strong_20_Emphasis">Configurar el Archivo Samba (/etc/samba/smb.conf)</text:span>: Editar el archivo: </text:p>
          <text:p text:style-name="P28">sudo nano /etc/samba/smb.conf</text:p>
          <text:p text:style-name="P29">Agregar al final: </text:p>
          <text:p text:style-name="P28">[data]</text:p>
        </text:list-item>
      </text:list>
      <text:p text:style-name="P46">path = /data</text:p>
      <text:p text:style-name="P47">valid users = mananas</text:p>
      <text:p text:style-name="P47">read only = no</text:p>
      <text:p text:style-name="P47">browsable = yes</text:p>
      <text:p text:style-name="P47">writable = yes</text:p>
      <text:p text:style-name="P47">create mask = 0660</text:p>
      <text:p text:style-name="P47">directory mask = 0770</text:p>
      <text:p text:style-name="P47"/>
      <text:p text:style-name="P47">[rrhh]</text:p>
      <text:p text:style-name="P47">path = /rrhh</text:p>
      <text:p text:style-name="P47">guest ok = yes</text:p>
      <text:p text:style-name="P47">read only = yes</text:p>
      <text:p text:style-name="P47">browsable = yes</text:p>
      <text:p text:style-name="P47"><text:soft-page-break/>create mask = 0644</text:p>
      <text:p text:style-name="P47">directory mask = 0755</text:p>
      <text:list text:continue-numbering="true" text:style-name="L6">
        <text:list-item>
          <text:p text:style-name="P29"><text:span text:style-name="Strong_20_Emphasis">Crear el Directorio /rrhh para Acceso Anónimo</text:span>: </text:p>
          <text:p text:style-name="P28">sudo mkdir -p /rrhh</text:p>
        </text:list-item>
      </text:list>
      <text:p text:style-name="P51">sudo chmod -R 755 /rrhh</text:p>
      <text:list text:continue-numbering="true" text:style-name="L6">
        <text:list-item>
          <text:p text:style-name="P29"><text:span text:style-name="Strong_20_Emphasis">Verificar la Configuración</text:span>: </text:p>
          <text:p text:style-name="P28">testparm</text:p>
        </text:list-item>
        <text:list-item>
          <text:p text:style-name="P29"><text:span text:style-name="Strong_20_Emphasis">Reiniciar los Servicios Samba</text:span>: </text:p>
          <text:p text:style-name="P28">sudo systemctl restart smbd nmbd</text:p>
        </text:list-item>
        <text:list-item>
          <text:p text:style-name="P29"><text:span text:style-name="Strong_20_Emphasis">Habilitar los Servicios al Inicio</text:span>: </text:p>
          <text:p text:style-name="P28">sudo systemctl enable smbd nmbd</text:p>
        </text:list-item>
      </text:list>
      <text:h text:style-name="P1" text:outline-level="2">Conexión desde un Cliente Ubuntu 24.04</text:h>
      <text:h text:style-name="Heading_20_3" text:outline-level="3">Usando smbclient</text:h>
      <text:list text:style-name="L7">
        <text:list-item>
          <text:p text:style-name="P30">Instalar el cliente Samba: </text:p>
          <text:p text:style-name="P30">sudo apt install smbclient -y</text:p>
        </text:list-item>
        <text:list-item>
          <text:p text:style-name="P31">Conectar al recurso /data: </text:p>
          <text:p text:style-name="P30">smbclient //10.1.1.10/data -U <text:span text:style-name="T5">curso</text:span></text:p>
          <text:p text:style-name="P31">Ingresar la contraseña <text:span text:style-name="T5">qwerty</text:span>. Esto abre una sesión interactiva SMB. </text:p>
        </text:list-item>
        <text:list-item>
          <text:p text:style-name="P30">Conectar al recurso anónimo /rrhh: </text:p>
          <text:p text:style-name="P30">smbclient //10.1.1.10/rrhh -N</text:p>
          <text:p text:style-name="P32">El parámetro -N indica acceso sin autenticación. </text:p>
        </text:list-item>
      </text:list>
      <text:h text:style-name="Heading_20_3" text:outline-level="3">Montar el Recurso</text:h>
      <text:list text:style-name="L8">
        <text:list-item>
          <text:p text:style-name="P33">Crear un punto de montaje: </text:p>
          <text:p text:style-name="P33">sudo mkdir /mnt/data</text:p>
        </text:list-item>
        <text:list-item>
          <text:p text:style-name="P34">Montar el recurso /data: </text:p>
          <text:p text:style-name="P33">sudo mount -t cifs //10.1.1.10/data /mnt/data -o username=<text:span text:style-name="T5">curso</text:span>,password=<text:span text:style-name="T5">qwerty</text:span></text:p>
        </text:list-item>
        <text:list-item>
          <text:p text:style-name="P34">Verificar el montaje: </text:p>
          <text:p text:style-name="P33">ls /mnt/data</text:p>
        </text:list-item>
      </text:list>
      <text:h text:style-name="P1" text:outline-level="2">Conexión desde un Cliente Rocky Linux 9.5</text:h>
      <text:h text:style-name="Heading_20_3" text:outline-level="3">Usando smbclient</text:h>
      <text:list text:style-name="L9">
        <text:list-item>
          <text:p text:style-name="P35">Instalar el cliente Samba: </text:p>
          <text:p text:style-name="P35">sudo dnf install samba-client -y</text:p>
        </text:list-item>
        <text:list-item>
          <text:p text:style-name="P36">Conectar al recurso /data: </text:p>
          <text:p text:style-name="P35">smbclient //10.1.1.10/data -U <text:span text:style-name="T5">curso</text:span></text:p>
          <text:p text:style-name="P36">Ingresar la contraseña <text:span text:style-name="T5">qwerty</text:span>. </text:p>
        </text:list-item>
        <text:list-item>
          <text:p text:style-name="P35">Conectar al recurso anónimo /rrhh: </text:p>
          <text:p text:style-name="P35">smbclient //10.1.1.10/rrhh -N</text:p>
        </text:list-item>
      </text:list>
      <text:h text:style-name="P2" text:outline-level="3">Montar el Recurso</text:h>
      <text:list text:style-name="L10">
        <text:list-item>
          <text:p text:style-name="P37">Crear un punto de montaje: </text:p>
          <text:p text:style-name="P37"><text:soft-page-break/>sudo mkdir /mnt/data</text:p>
        </text:list-item>
        <text:list-item>
          <text:p text:style-name="P38">Montar el recurso /data: </text:p>
          <text:p text:style-name="P37">sudo mount -t cifs //10.1.1.10/data /mnt/data -o username=<text:span text:style-name="T5">curso</text:span>,password=<text:span text:style-name="T5">qwerty</text:span></text:p>
        </text:list-item>
        <text:list-item>
          <text:p text:style-name="P38">Verificar el montaje: </text:p>
          <text:p text:style-name="P37">ls /mnt/data</text:p>
        </text:list-item>
      </text:list>
      <text:h text:style-name="P1" text:outline-level="2">Conexión desde un Cliente Debian 12 a un Recurso Windows 10</text:h>
      <text:h text:style-name="Heading_20_3" text:outline-level="3">Conexión al Recurso \\10.1.1.10\share con el Usuario mananas</text:h>
      <text:list text:style-name="L11">
        <text:list-item>
          <text:p text:style-name="P39">Instalar el cliente Samba: </text:p>
          <text:p text:style-name="P39">sudo apt install smbclient cifs-utils -y</text:p>
        </text:list-item>
        <text:list-item>
          <text:p text:style-name="P40"><text:span text:style-name="Strong_20_Emphasis">Usando smbclient</text:span>: </text:p>
          <text:p text:style-name="P39">smbclient //10.1.1.10/share -U <text:span text:style-name="T5">M</text:span>ananas</text:p>
        </text:list-item>
        <text:list-item>
          <text:p text:style-name="P39"><text:span text:style-name="Strong_20_Emphasis">Montar el Recurso</text:span>: </text:p>
          <text:p text:style-name="P39">sudo mkdir /mnt/share</text:p>
        </text:list-item>
      </text:list>
      <text:p text:style-name="P51">sudo mount -t cifs //10.1.1.10/share /mnt/share -o username=mananas,password=mananas</text:p>
      <text:list text:continue-numbering="true" text:style-name="L11">
        <text:list-item>
          <text:p text:style-name="P40">Verificar el montaje: </text:p>
          <text:p text:style-name="P39">ls /mnt/share</text:p>
        </text:list-item>
      </text:list>
      <text:h text:style-name="P2" text:outline-level="3">Nota de Seguridad</text:h>
      <text:list text:style-name="L12">
        <text:list-item>
          <text:p text:style-name="P41">Evitar incluir contraseñas en la línea de comandos (password=mananas) en entornos de producción. Usar un archivo de credenciales: </text:p>
          <text:p text:style-name="P41">sudo nano /etc/samba/credentials</text:p>
        </text:list-item>
      </text:list>
      <text:p text:style-name="P46">username=mananas</text:p>
      <text:p text:style-name="P47">password=mananas</text:p>
      <text:p text:style-name="P47">sudo chmod 600 /etc/samba/credentials</text:p>
      <text:p text:style-name="P47">sudo mount -t cifs //10.1.1.10/share /mnt/share -o credentials=/etc/samba/credentials</text:p>
      <text:h text:style-name="P1" text:outline-level="2">Consideraciones Finales</text:h>
      <text:list text:style-name="L13">
        <text:list-item>
          <text:p text:style-name="P44"><text:span text:style-name="Strong_20_Emphasis">Seguridad</text:span>: Deshabilitar SMB 1.0 en el servidor Samba editando /etc/samba/smb.conf y agregando: </text:p>
          <text:p text:style-name="P44">server min protocol = SMB2</text:p>
        </text:list-item>
        <text:list-item>
          <text:p text:style-name="P45"><text:span text:style-name="Strong_20_Emphasis">Cortafuegos</text:span>: Asegúrate de que los puertos SMB (137, 138, 139, 445 TCP/UDP) estén abiertos en el cortafuegos. </text:p>
        </text:list-item>
        <text:list-item>
          <text:p text:style-name="P43"><text:span text:style-name="Strong_20_Emphasis">Copias de Seguridad</text:span>: Realiza copias de seguridad de los datos compartidos para evitar pérdida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1:30:22.834891205</meta:creation-date>
    <dc:date>2025-07-13T11:43:03.091273537</dc:date>
    <meta:editing-duration>PT1M34S</meta:editing-duration>
    <meta:editing-cycles>1</meta:editing-cycles>
    <meta:document-statistic meta:table-count="3" meta:image-count="0" meta:object-count="0" meta:page-count="5" meta:paragraph-count="251" meta:word-count="1437" meta:character-count="9507" meta:non-whitespace-character-count="8308"/>
    <meta:generator>LibreOffice/24.2.2.2$Linux_X86_64 LibreOffice_project/d56cc158d8a96260b836f100ef4b4ef25d6f1a01</meta:generator>
  </office:meta>
</office:document-meta>
</file>